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per error handling (wrong/missing id,...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factoring DB acces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2-DONE</text:p>
          </table:table-cell>
          <table:table-cell office:value-type="date" office:date-value="2013-12-24T15:31:31.468738" calcext:value-type="date">
            <text:p>24.12.13 15:3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2-DONE</text:p>
          </table:table-cell>
          <table:table-cell office:value-type="date" office:date-value="2013-12-24T23:29:38.00515" calcext:value-type="date">
            <text:p>24.12.13 23:2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icely formatted input forms (editbook, edituser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4">00.00.0000</text:date>, <text:time style:data-style-name="N2" text:time-value="0000-00-00T00:00:02.428310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2M35S</meta:editing-duration>
    <meta:editing-cycles>13</meta:editing-cycles>
    <meta:generator>LibreOffice/4.1.3.2$Linux_X86_64 LibreOffice_project/410m0$Build-2</meta:generator>
    <dc:date>2013-12-24T23:30:26.611842753</dc:date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